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f8bcc" officeooo:paragraph-rsid="000f8bcc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10aa7b" officeooo:paragraph-rsid="0010aa7b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1199b3" officeooo:paragraph-rsid="001199b3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14c6a8" officeooo:paragraph-rsid="0014c6a8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150878" officeooo:paragraph-rsid="00150878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2pt" fo:font-weight="bold" officeooo:rsid="0016ee0c" officeooo:paragraph-rsid="0016ee0c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officeooo:rsid="000f8bcc" officeooo:paragraph-rsid="000f8bcc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0aa7b" officeooo:paragraph-rsid="0010aa7b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199b3" officeooo:paragraph-rsid="001199b3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24c3e" officeooo:paragraph-rsid="00124c3e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2c9c2" officeooo:paragraph-rsid="0012c9c2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4c6a8" officeooo:paragraph-rsid="0014c6a8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50878" officeooo:paragraph-rsid="00150878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6ee0c" officeooo:paragraph-rsid="0016ee0c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8d5a7" officeooo:paragraph-rsid="0018d5a7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91044" officeooo:paragraph-rsid="00191044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e4b8f" officeooo:paragraph-rsid="001e4b8f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219e28" officeooo:paragraph-rsid="00219e28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16ee0c" officeooo:paragraph-rsid="0016ee0c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18d5a7" officeooo:paragraph-rsid="0018d5a7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1a8eea" officeooo:paragraph-rsid="001a8eea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1bea69" officeooo:paragraph-rsid="001bea69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2464a4" officeooo:paragraph-rsid="002464a4" style:font-size-asian="12pt" style:font-weight-asian="normal" style:font-size-complex="12pt" style:font-weight-complex="normal"/>
    </style:style>
    <style:style style:name="P24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2pt" fo:font-weight="normal" officeooo:rsid="0016ee0c" officeooo:paragraph-rsid="0016ee0c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5pt" fo:font-weight="bold" officeooo:rsid="0016ee0c" officeooo:paragraph-rsid="00150878" style:font-size-asian="15pt" style:font-weight-asian="bold" style:font-size-complex="15pt" style:font-weight-complex="bold"/>
    </style:style>
    <style:style style:name="P26" style:family="paragraph" style:parent-style-name="Standard">
      <style:text-properties fo:font-size="15pt" fo:font-weight="bold" officeooo:rsid="0016ee0c" officeooo:paragraph-rsid="0016ee0c" style:font-size-asian="15pt" style:font-weight-asian="bold" style:font-size-complex="15pt" style:font-weight-complex="bold"/>
    </style:style>
    <style:style style:name="P27" style:family="paragraph" style:parent-style-name="Standard">
      <style:text-properties fo:font-size="15pt" fo:font-weight="bold" officeooo:rsid="001a8eea" officeooo:paragraph-rsid="001a8eea" style:font-size-asian="15pt" style:font-weight-asian="bold" style:font-size-complex="15pt" style:font-weight-complex="bold"/>
    </style:style>
    <style:style style:name="P28" style:family="paragraph" style:parent-style-name="Standard">
      <style:text-properties fo:font-size="15pt" fo:font-weight="bold" officeooo:rsid="001db47d" officeooo:paragraph-rsid="001e4b8f" style:font-size-asian="15pt" style:font-weight-asian="bold" style:font-size-complex="15pt" style:font-weight-complex="bold"/>
    </style:style>
    <style:style style:name="P29" style:family="paragraph" style:parent-style-name="Standard">
      <style:text-properties fo:font-size="15pt" fo:font-weight="bold" officeooo:rsid="001db47d" officeooo:paragraph-rsid="00238c19" style:font-size-asian="15pt" style:font-weight-asian="bold" style:font-size-complex="15pt" style:font-weight-complex="bold"/>
    </style:style>
    <style:style style:name="P30" style:family="paragraph" style:parent-style-name="Standard">
      <style:text-properties fo:font-size="12pt" fo:font-weight="normal" officeooo:rsid="001db47d" officeooo:paragraph-rsid="00238c19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1db47d" officeooo:paragraph-rsid="002464a4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124c3e" officeooo:paragraph-rsid="00124c3e" style:font-size-asian="10.5pt" style:font-weight-asian="normal" style:font-size-complex="12pt" style:font-weight-complex="normal"/>
    </style:style>
    <style:style style:name="T1" style:family="text">
      <style:text-properties officeooo:rsid="00124c3e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officeooo:rsid="0018d5a7" style:font-size-asian="15pt" style:font-size-complex="15pt"/>
    </style:style>
    <style:style style:name="T4" style:family="text">
      <style:text-properties fo:font-size="15pt" officeooo:rsid="00191044" style:font-size-asian="15pt" style:font-size-complex="15pt"/>
    </style:style>
    <style:style style:name="T5" style:family="text">
      <style:text-properties fo:font-size="15pt" fo:font-weight="bold" officeooo:rsid="0016ee0c" style:font-size-asian="15pt" style:font-weight-asian="bold" style:font-size-complex="15pt" style:font-weight-complex="bold"/>
    </style:style>
    <style:style style:name="T6" style:family="text">
      <style:text-properties fo:font-size="15pt" fo:font-weight="bold" officeooo:rsid="001db47d" style:font-size-asian="15pt" style:font-weight-asian="bold" style:font-size-complex="15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SCHEMA CREATION</text:p>
      <text:p text:style-name="P7">mysql&gt; create table Departments(dept_id int,dept_name varchar(30),primary key(dept_id))</text:p>
      <text:p text:style-name="P7"><text:s text:c="4"/>-&gt; ;</text:p>
      <text:p text:style-name="P7">Query OK, 0 rows affected (0.86 sec)</text:p>
      <text:p text:style-name="P7"/>
      <text:p text:style-name="P7">mysql&gt; desc Departments;</text:p>
      <text:p text:style-name="P7">+-----------+-------------+------+-----+---------+-------+</text:p>
      <text:p text:style-name="P7">| Field <text:s text:c="4"/>| Type <text:s text:c="7"/>| Null | Key | Default | Extra |</text:p>
      <text:p text:style-name="P7">+-----------+-------------+------+-----+---------+-------+</text:p>
      <text:p text:style-name="P7">| dept_id <text:s text:c="2"/>| int(11) <text:s text:c="4"/>| NO <text:s text:c="2"/>| PRI | NULL <text:s text:c="3"/>| <text:s text:c="6"/>|</text:p>
      <text:p text:style-name="P7">| dept_name | varchar(30) | YES <text:s/>| <text:s text:c="4"/>| NULL <text:s text:c="3"/>| <text:s text:c="6"/>|</text:p>
      <text:p text:style-name="P7">+-----------+-------------+------+-----+---------+-------+</text:p>
      <text:p text:style-name="P7">2 rows in set (0.00 sec)</text:p>
      <text:p text:style-name="P7"/>
      <text:p text:style-name="P7">mysql&gt; create table Professors(prof_id int,prof_fname varchar(30),prof_lname varchar(30),dept_id int, designation varchar(30), salaray bigint,doj Date, email varchar(30),phone varchar(12),city varchar(30));</text:p>
      <text:p text:style-name="P7">Query OK, 0 rows affected (0.64 sec)</text:p>
      <text:p text:style-name="P7">mysql&gt; alter table Professors</text:p>
      <text:p text:style-name="P7"><text:s text:c="4"/>-&gt; add constraint prof_id_pk</text:p>
      <text:p text:style-name="P7"><text:s text:c="4"/>-&gt; primary key(prof_id);</text:p>
      <text:p text:style-name="P7">Query OK, 0 rows affected (1.28 sec)</text:p>
      <text:p text:style-name="P7">Records: 0 <text:s/>Duplicates: 0 <text:s/>Warnings: 0</text:p>
      <text:p text:style-name="P7"/>
      <text:p text:style-name="P7">mysql&gt; desc Professors; <text:s text:c="56"/>+-------------+-------------+------+-----+---------+-------+</text:p>
      <text:p text:style-name="P7">| Field <text:s text:c="6"/>| Type <text:s text:c="7"/>| Null | Key | Default | Extra |</text:p>
      <text:p text:style-name="P7">+-------------+-------------+------+-----+---------+-------+</text:p>
      <text:p text:style-name="P7">| prof_id <text:s text:c="4"/>| int(11) <text:s text:c="4"/>| NO <text:s text:c="2"/>| PRI | NULL <text:s text:c="3"/>| <text:s text:c="6"/>|</text:p>
      <text:p text:style-name="P7">| prof_fname <text:s/>| varchar(30) | YES <text:s/>| <text:s text:c="4"/>| NULL <text:s text:c="3"/>| <text:s text:c="6"/>|</text:p>
      <text:p text:style-name="P7">| prof_lname <text:s/>| varchar(30) | YES <text:s/>| <text:s text:c="4"/>| NULL <text:s text:c="3"/>| <text:s text:c="6"/>|</text:p>
      <text:p text:style-name="P7">| dept_id <text:s text:c="4"/>| int(11) <text:s text:c="4"/>| YES <text:s/>| <text:s text:c="4"/>| NULL <text:s text:c="3"/>| <text:s text:c="6"/>|</text:p>
      <text:p text:style-name="P7">| designation | varchar(30) | YES <text:s/>| <text:s text:c="4"/>| NULL <text:s text:c="3"/>| <text:s text:c="6"/>|</text:p>
      <text:p text:style-name="P7">| salaray <text:s text:c="4"/>| bigint(20) <text:s/>| YES <text:s/>| <text:s text:c="4"/>| NULL <text:s text:c="3"/>| <text:s text:c="6"/>|</text:p>
      <text:p text:style-name="P7">| doj <text:s text:c="8"/>| date <text:s text:c="7"/>| YES <text:s/>| <text:s text:c="4"/>| NULL <text:s text:c="3"/>| <text:s text:c="6"/>|</text:p>
      <text:p text:style-name="P7">| email <text:s text:c="6"/>| varchar(30) | YES <text:s/>| <text:s text:c="4"/>| NULL <text:s text:c="3"/>| <text:s text:c="6"/>|</text:p>
      <text:p text:style-name="P7">| phone <text:s text:c="6"/>| varchar(12) | YES <text:s/>| <text:s text:c="4"/>| NULL <text:s text:c="3"/>| <text:s text:c="6"/>|</text:p>
      <text:p text:style-name="P7">| city <text:s text:c="7"/>| varchar(30) | YES <text:s/>| <text:s text:c="4"/>| NULL <text:s text:c="3"/>| <text:s text:c="6"/>|</text:p>
      <text:p text:style-name="P7">+-------------+-------------+------+-----+---------+-------+</text:p>
      <text:p text:style-name="P7">10 rows in set (0.00 sec)</text:p>
      <text:p text:style-name="P7"/>
      <text:p text:style-name="P7">mysql&gt; create table works(prof_id int, dept_id int, duration int);</text:p>
      <text:p text:style-name="P7">Query OK, 0 rows affected (0.31 sec)</text:p>
      <text:p text:style-name="P7"/>
      <text:p text:style-name="P7">mysql&gt; create table Shift(prof_id int, shift varchar(2), working_hours int);</text:p>
      <text:p text:style-name="P7">Query OK, 0 rows affected (0.27 sec)</text:p>
      <text:p text:style-name="P7"/>
      <text:p text:style-name="P2">2)referential integrity constraints</text:p>
      <text:p text:style-name="P8">mysql&gt; alter table Professors</text:p>
      <text:p text:style-name="P8"><text:s text:c="4"/>-&gt; add constraint dept_id_fk</text:p>
      <text:p text:style-name="P8"><text:s text:c="4"/>-&gt; foreign key(dept_id) references Departments(dept_id)</text:p>
      <text:p text:style-name="P8"><text:s text:c="4"/>-&gt; on delete cascade;</text:p>
      <text:p text:style-name="P8">Query OK, 0 rows affected (1.18 sec)</text:p>
      <text:p text:style-name="P8"><text:soft-page-break/>Records: 0 <text:s/>Duplicates: 0 <text:s/>Warnings: 0</text:p>
      <text:p text:style-name="P8"/>
      <text:p text:style-name="P8">mysql&gt; alter table works</text:p>
      <text:p text:style-name="P8"><text:s text:c="4"/>-&gt; add constraint prof_id_fk</text:p>
      <text:p text:style-name="P8"><text:s text:c="4"/>-&gt; foreign key(prof_id) references Professors(prof_id)</text:p>
      <text:p text:style-name="P8"><text:s text:c="4"/>-&gt; on delete cascade;</text:p>
      <text:p text:style-name="P8">Query OK, 0 rows affected (0.92 sec)</text:p>
      <text:p text:style-name="P8">Records: 0 <text:s/>Duplicates: 0 <text:s/>Warnings: 0</text:p>
      <text:p text:style-name="P8"/>
      <text:p text:style-name="P8">mysql&gt; alter table Shift add constraint shift_prof_id_fk foreign key(prof_id) references Professors(prof_id) on delete cascade;</text:p>
      <text:p text:style-name="P8">Query OK, 0 rows affected (0.73 sec)</text:p>
      <text:p text:style-name="P8">Records: 0 <text:s/>Duplicates: 0 <text:s/>Warnings: 0</text:p>
      <text:p text:style-name="P8"/>
      <text:p text:style-name="P8"/>
      <text:p text:style-name="P8"/>
      <text:p text:style-name="P3">3)VIEWS</text:p>
      <text:p text:style-name="P3">3.1)to display the department id and name of professors with working hours</text:p>
      <text:p text:style-name="P10">mysql&gt; create view view1 as</text:p>
      <text:p text:style-name="P10"><text:s text:c="4"/>-&gt; select Professors.prof_fname,Professors.dept_id,Shift.working_hours from Professors</text:p>
      <text:p text:style-name="P10"><text:s text:c="4"/>-&gt; inner join Shift on</text:p>
      <text:p text:style-name="P10"><text:s text:c="4"/>-&gt; Professors.prof_id=Shift.prof_id;</text:p>
      <text:p text:style-name="P10">Query OK, 0 rows affected (0.07 sec)</text:p>
      <text:p text:style-name="P10"/>
      <text:p text:style-name="P10">mysql&gt; select * from view1</text:p>
      <text:p text:style-name="P10"><text:s text:c="4"/>-&gt; ;</text:p>
      <text:p text:style-name="P10">+------------+---------+---------------+</text:p>
      <text:p text:style-name="P10">| prof_fname | dept_id | working_hours |</text:p>
      <text:p text:style-name="P10">+------------+---------+---------------+</text:p>
      <text:p text:style-name="P10">| aditi <text:s text:c="5"/>| <text:s text:c="5"/>10 | <text:s text:c="12"/>8 |</text:p>
      <text:p text:style-name="P10">| disha <text:s text:c="5"/>| <text:s text:c="5"/>15 | <text:s text:c="12"/>9 |</text:p>
      <text:p text:style-name="P10">| ram <text:s text:c="7"/>| <text:s text:c="5"/>12 | <text:s text:c="12"/>7 |</text:p>
      <text:p text:style-name="P10">| sham <text:s text:c="6"/>| <text:s text:c="5"/>19 | <text:s text:c="12"/>8 |</text:p>
      <text:p text:style-name="P10">| suresh <text:s text:c="4"/>| <text:s text:c="5"/>15 | <text:s text:c="12"/>5 |</text:p>
      <text:p text:style-name="P10">| john <text:s text:c="6"/>| <text:s text:c="5"/>12 | <text:s text:c="12"/>6 |</text:p>
      <text:p text:style-name="P10">| emily <text:s text:c="5"/>| <text:s text:c="5"/>17 | <text:s text:c="11"/>10 |</text:p>
      <text:p text:style-name="P10">| riann <text:s text:c="5"/>| <text:s text:c="5"/>17 | <text:s text:c="12"/>8 |</text:p>
      <text:p text:style-name="P10">| jeniffer <text:s text:c="2"/>| <text:s text:c="5"/>10 | <text:s text:c="12"/>7 |</text:p>
      <text:p text:style-name="P10">| david <text:s text:c="5"/>| <text:s text:c="5"/>10 | <text:s text:c="12"/>6 |</text:p>
      <text:p text:style-name="P10">+------------+---------+---------------+</text:p>
      <text:p text:style-name="P10">10 rows in set (0.12 sec)</text:p>
      <text:p text:style-name="P10"/>
      <text:p text:style-name="P10">create view view3 as select Professors.prof_fname,Departments.dept_name,Professors.salary,Professors.city,shift.shift from Professors inner join shift on Professors.prof_id=shift.prof_id inner join Departments on Departments.dept_id=Professors.dept_id;</text:p>
      <text:p text:style-name="P10"/>
      <text:p text:style-name="P3">3.2)to display the salary and designation <text:span text:style-name="T1">and dept_name </text:span>of professors</text:p>
      <text:p text:style-name="P11">mysql&gt; create view view2 as select Professors.prof_fname,Professors.salaray,Professors.designation,Departments.dept_name from Professors inner join Departments on Professors.dept_id=Departments.dept_id;</text:p>
      <text:p text:style-name="P11">Query OK, 0 rows affected (0.16 sec)</text:p>
      <text:p text:style-name="P11"><text:soft-page-break/></text:p>
      <text:p text:style-name="P11">mysql&gt; select * from view2;</text:p>
      <text:p text:style-name="P11">+------------+---------+-------------+------------+</text:p>
      <text:p text:style-name="P11">| prof_fname | salaray | designation | dept_name <text:s/>|</text:p>
      <text:p text:style-name="P11">+------------+---------+-------------+------------+</text:p>
      <text:p text:style-name="P11">| aditi <text:s text:c="5"/>| <text:s text:c="2"/>30000 | hod <text:s text:c="8"/>| comp <text:s text:c="6"/>|</text:p>
      <text:p text:style-name="P11">| disha <text:s text:c="5"/>| <text:s text:c="2"/>20000 | professor <text:s text:c="2"/>| entc <text:s text:c="6"/>|</text:p>
      <text:p text:style-name="P11">| ram <text:s text:c="7"/>| <text:s text:c="2"/>25000 | professor <text:s text:c="2"/>| it <text:s text:c="8"/>|</text:p>
      <text:p text:style-name="P11">| sham <text:s text:c="6"/>| <text:s text:c="2"/>35000 | hod <text:s text:c="8"/>| electrical |</text:p>
      <text:p text:style-name="P11">| suresh <text:s text:c="4"/>| <text:s text:c="2"/>40000 | hod <text:s text:c="8"/>| entc <text:s text:c="6"/>|</text:p>
      <text:p text:style-name="P11">| john <text:s text:c="6"/>| <text:s text:c="2"/>30000 | hod <text:s text:c="8"/>| it <text:s text:c="8"/>|</text:p>
      <text:p text:style-name="P11">| emily <text:s text:c="5"/>| <text:s text:c="2"/>26000 | professor <text:s text:c="2"/>| mechanical |</text:p>
      <text:p text:style-name="P11">| riann <text:s text:c="5"/>| <text:s text:c="2"/>35000 | hod <text:s text:c="8"/>| mechanical |</text:p>
      <text:p text:style-name="P11">| jeniffer <text:s text:c="2"/>| <text:s text:c="2"/>25000 | professor <text:s text:c="2"/>| comp <text:s text:c="6"/>|</text:p>
      <text:p text:style-name="P11">| david <text:s text:c="5"/>| <text:s text:c="2"/>20000 | professor <text:s text:c="2"/>| comp <text:s text:c="6"/>|</text:p>
      <text:p text:style-name="P11">+------------+---------+-------------+------------+</text:p>
      <text:p text:style-name="P11">10 rows in set (0.01 sec)</text:p>
      <text:p text:style-name="P11"/>
      <text:p text:style-name="P9"/>
      <text:p text:style-name="P3">3.3)to display the shift and the duration of professors</text:p>
      <text:p text:style-name="P11">mysql&gt; create view view3 as</text:p>
      <text:p text:style-name="P11"><text:s text:c="4"/>-&gt; select Shift.prof_id,Shift.shift,works.duration from Shift</text:p>
      <text:p text:style-name="P11"><text:s text:c="4"/>-&gt; inner join works on</text:p>
      <text:p text:style-name="P11"><text:s text:c="4"/>-&gt; Shift.prof_id=works.prof_id;</text:p>
      <text:p text:style-name="P11">Query OK, 0 rows affected (0.12 sec)</text:p>
      <text:p text:style-name="P11"/>
      <text:p text:style-name="P11">mysql&gt; select * from view3;</text:p>
      <text:p text:style-name="P11">+---------+-------+----------+</text:p>
      <text:p text:style-name="P11">| prof_id | shift | duration |</text:p>
      <text:p text:style-name="P11">+---------+-------+----------+</text:p>
      <text:p text:style-name="P11">| <text:s text:c="6"/>1 | A <text:s text:c="4"/>| <text:s text:c="7"/>3 |</text:p>
      <text:p text:style-name="P11">| <text:s text:c="6"/>2 | A <text:s text:c="4"/>| <text:s text:c="7"/>5 |</text:p>
      <text:p text:style-name="P11">| <text:s text:c="6"/>3 | B <text:s text:c="4"/>| <text:s text:c="7"/>2 |</text:p>
      <text:p text:style-name="P11">| <text:s text:c="6"/>4 | A <text:s text:c="4"/>| <text:s text:c="7"/>7 |</text:p>
      <text:p text:style-name="P11">| <text:s text:c="6"/>5 | B <text:s text:c="4"/>| <text:s text:c="7"/>1 |</text:p>
      <text:p text:style-name="P11">| <text:s text:c="6"/>6 | B <text:s text:c="4"/>| <text:s text:c="7"/>5 |</text:p>
      <text:p text:style-name="P11">| <text:s text:c="6"/>7 | A <text:s text:c="4"/>| <text:s text:c="7"/>2 |</text:p>
      <text:p text:style-name="P11">| <text:s text:c="6"/>8 | B <text:s text:c="4"/>| <text:s text:c="7"/>2 |</text:p>
      <text:p text:style-name="P11">| <text:s text:c="6"/>9 | B <text:s text:c="4"/>| <text:s text:c="7"/>6 |</text:p>
      <text:p text:style-name="P11">| <text:s text:c="5"/>10 | A <text:s text:c="4"/>| <text:s text:c="7"/>4 |</text:p>
      <text:p text:style-name="P11">+---------+-------+----------+</text:p>
      <text:p text:style-name="P11">10 rows in set (0.00 sec)</text:p>
      <text:p text:style-name="P11"/>
      <text:p text:style-name="P4">4)INDEXES</text:p>
      <text:p text:style-name="P4">4.1)Simple index on prof_doj</text:p>
      <text:p text:style-name="P12">mysql&gt; create index index1 on</text:p>
      <text:p text:style-name="P12"><text:s text:c="4"/>-&gt; Professors(doj);</text:p>
      <text:p text:style-name="P12">Query OK, 0 rows affected (0.90 sec)</text:p>
      <text:p text:style-name="P12">Records: 0 <text:s/>Duplicates: 0 <text:s/>Warnings: 0</text:p>
      <text:p text:style-name="P4">4.2)unique index on prof_email</text:p>
      <text:p text:style-name="P12"/>
      <text:p text:style-name="P12"><text:soft-page-break/>mysql&gt; create unique index index2 on</text:p>
      <text:p text:style-name="P12"><text:s text:c="4"/>-&gt; Professors(email);</text:p>
      <text:p text:style-name="P12">Query OK, 0 rows affected (0.40 sec)</text:p>
      <text:p text:style-name="P12">Records: 0 <text:s/>Duplicates: 0 <text:s/>Warnings: 0</text:p>
      <text:p text:style-name="P12"/>
      <text:p text:style-name="P4">4.3)Composite index on prof_fname,lname and email </text:p>
      <text:p text:style-name="P12">mysql&gt; create index index3 on</text:p>
      <text:p text:style-name="P12"><text:s text:c="4"/>-&gt; Professors(prof_fname,prof_lname,email);</text:p>
      <text:p text:style-name="P12">Query OK, 0 rows affected (0.39 sec)</text:p>
      <text:p text:style-name="P12">Records: 0 <text:s/>Duplicates: 0 <text:s/>Warnings: 0</text:p>
      <text:p text:style-name="P12"/>
      <text:p text:style-name="P5">4.4)Display of indexes</text:p>
      <text:p text:style-name="P13">mysql&gt; show index from Professors;</text:p>
      <text:p text:style-name="P13">+------------+------------+------------+--------------+-------------+-----------+-------------+----------+--------+------+------------+---------+---------------+</text:p>
      <text:p text:style-name="P13">| Table <text:s text:c="5"/>| Non_unique | Key_name <text:s text:c="2"/>| Seq_in_index | Column_name | Collation | Cardinality | Sub_part | Packed | Null | Index_type | Comment | Index_comment |</text:p>
      <text:p text:style-name="P13">+------------+------------+------------+--------------+-------------+-----------+-------------+----------+--------+------+------------+---------+---------------+</text:p>
      <text:p text:style-name="P13">| Professors | <text:s text:c="9"/>0 | PRIMARY <text:s text:c="3"/>| <text:s text:c="11"/>1 | prof_id <text:s text:c="4"/>| A <text:s text:c="8"/>| <text:s text:c="9"/>10 | <text:s text:c="4"/>NULL | NULL <text:s text:c="2"/>| <text:s text:c="5"/>| BTREE <text:s text:c="5"/>| <text:s text:c="8"/>| <text:s text:c="14"/>|</text:p>
      <text:p text:style-name="P13">| Professors | <text:s text:c="9"/>0 | index2 <text:s text:c="4"/>| <text:s text:c="11"/>1 | email <text:s text:c="6"/>| A <text:s text:c="8"/>| <text:s text:c="9"/>10 | <text:s text:c="4"/>NULL | NULL <text:s text:c="2"/>| YES <text:s/>| BTREE <text:s text:c="5"/>| <text:s text:c="8"/>| <text:s text:c="14"/>|</text:p>
      <text:p text:style-name="P13">| Professors | <text:s text:c="9"/>1 | dept_id_fk | <text:s text:c="11"/>1 | dept_id <text:s text:c="4"/>| A <text:s text:c="8"/>| <text:s text:c="10"/>5 | <text:s text:c="4"/>NULL | NULL <text:s text:c="2"/>| YES <text:s/>| BTREE <text:s text:c="5"/>| <text:s text:c="8"/>| <text:s text:c="14"/>|</text:p>
      <text:p text:style-name="P13">| Professors | <text:s text:c="9"/>1 | index1 <text:s text:c="4"/>| <text:s text:c="11"/>1 | doj <text:s text:c="8"/>| A <text:s text:c="8"/>| <text:s text:c="10"/>8 | <text:s text:c="4"/>NULL | NULL <text:s text:c="2"/>| YES <text:s/>| BTREE <text:s text:c="5"/>| <text:s text:c="8"/>| <text:s text:c="14"/>|</text:p>
      <text:p text:style-name="P13">| Professors | <text:s text:c="9"/>1 | index3 <text:s text:c="4"/>| <text:s text:c="11"/>1 | prof_fname <text:s/>| A <text:s text:c="8"/>| <text:s text:c="9"/>10 | <text:s text:c="4"/>NULL | NULL <text:s text:c="2"/>| YES <text:s/>| BTREE <text:s text:c="5"/>| <text:s text:c="8"/>| <text:s text:c="14"/>|</text:p>
      <text:p text:style-name="P13">| Professors | <text:s text:c="9"/>1 | index3 <text:s text:c="4"/>| <text:s text:c="11"/>2 | prof_lname <text:s/>| A <text:s text:c="8"/>| <text:s text:c="9"/>10 | <text:s text:c="4"/>NULL | NULL <text:s text:c="2"/>| YES <text:s/>| BTREE <text:s text:c="5"/>| <text:s text:c="8"/>| <text:s text:c="14"/>|</text:p>
      <text:p text:style-name="P13">| Professors | <text:s text:c="9"/>1 | index3 <text:s text:c="4"/>| <text:s text:c="11"/>3 | email <text:s text:c="6"/>| A <text:s text:c="8"/>| <text:s text:c="9"/>10 | <text:s text:c="4"/>NULL | NULL <text:s text:c="2"/>| YES <text:s/>| BTREE <text:s text:c="5"/>| <text:s text:c="8"/>| <text:s text:c="14"/>|</text:p>
      <text:p text:style-name="P13">+------------+------------+------------+--------------+-------------+-----------+-------------+----------+--------+------+------------+---------+---------------+</text:p>
      <text:p text:style-name="P13">7 rows in set (0.15 sec)</text:p>
      <text:p text:style-name="P13"/>
      <text:p text:style-name="P13"><text:tab/><text:tab/><text:tab/><text:tab/><text:tab/><text:span text:style-name="T5">ASSIGNMENT3</text:span></text:p>
      <text:p text:style-name="P25"/>
      <text:p text:style-name="P26">2.Display all professors details with city pune and mumbai and professor first name starting with</text:p>
      <text:p text:style-name="P26">'a' or 'd'.</text:p>
      <text:p text:style-name="P14">mysql&gt; select * from Professors p where</text:p>
      <text:p text:style-name="P14"><text:s text:c="4"/>-&gt; (p.city='pune' or p.city='mumbai') and</text:p>
      <text:p text:style-name="P14"><text:s text:c="4"/>-&gt; (p.prof_fname like 'a%' or p.prof_fname like 'd%');</text:p>
      <text:p text:style-name="P14">+---------+------------+------------+---------+-------------+---------+------------+-----------------+------------+--------+</text:p>
      <text:p text:style-name="P14">| prof_id | prof_fname | prof_lname | dept_id | designation | salaray | doj <text:s text:c="7"/>| email <text:s text:c="10"/>| phone <text:s text:c="5"/>| city <text:s text:c="2"/>|</text:p>
      <text:p text:style-name="P14">+---------+------------+------------+---------+-------------+---------+------------+-----------------+------------+--------+</text:p>
      <text:p text:style-name="P14">| <text:s text:c="6"/>1 | aditi <text:s text:c="5"/>| kukde <text:s text:c="5"/>| <text:s text:c="5"/>10 | hod <text:s text:c="8"/>| <text:s text:c="2"/>30000 | 2015-01-01 | aditi@gmail.com | 9874213658 | pune <text:s text:c="2"/>|</text:p>
      <text:p text:style-name="P14">| <text:s text:c="6"/>2 | disha <text:s text:c="5"/>| verma <text:s text:c="5"/>| <text:s text:c="5"/>15 | professor <text:s text:c="2"/>| <text:s text:c="2"/>20000 | 2015-07-02 | dsha@gmail.com <text:s/>| 8742536941 | mumbai |</text:p>
      <text:p text:style-name="P14"><text:soft-page-break/>| <text:s text:c="5"/>10 | david <text:s text:c="5"/>| schwimmer <text:s/>| <text:s text:c="5"/>10 | professor <text:s text:c="2"/>| <text:s text:c="2"/>20000 | 2015-08-01 | david@gmail.com | 9854783210 | mumbai |</text:p>
      <text:p text:style-name="P14">+---------+------------+------------+---------+-------------+---------+------------+-----------------+------------+--------+</text:p>
      <text:p text:style-name="P24">3 rows in set (0.02 sec)</text:p>
      <text:p text:style-name="P26">3. list the number of different cities of professors.(use of distinct)</text:p>
      <text:p text:style-name="P19">mysql&gt; select distinct city from Professors;</text:p>
      <text:p text:style-name="P19">+--------+</text:p>
      <text:p text:style-name="P19">| city <text:s text:c="2"/>|</text:p>
      <text:p text:style-name="P19">+--------+</text:p>
      <text:p text:style-name="P19">| pune <text:s text:c="2"/>|</text:p>
      <text:p text:style-name="P19">| mumbai |</text:p>
      <text:p text:style-name="P19">| nashik |</text:p>
      <text:p text:style-name="P19">+--------+</text:p>
      <text:p text:style-name="P19">3 rows in set (0.03 sec)</text:p>
      <text:p text:style-name="P26">4. Give 5% increase in salary of the professors with date of joining 1-1-2015. ( use of update)</text:p>
      <text:p text:style-name="P20">mysql&gt; update Professors set salaray=salaray+(salaray*.05) where Professors.doj='2015-01-01';</text:p>
      <text:p text:style-name="P20">Query OK, 1 row affected (0.29 sec)</text:p>
      <text:p text:style-name="P20">mysql&gt; select * from Professors</text:p>
      <text:p text:style-name="P20"><text:s text:c="4"/>-&gt; where Professors.doj='2015-01-01';</text:p>
      <text:p text:style-name="P20">+---------+------------+------------+---------+-------------+---------+------------+-----------------+------------+------+</text:p>
      <text:p text:style-name="P20">| prof_id | prof_fname | prof_lname | dept_id | designation | salaray | doj <text:s text:c="7"/>| email <text:s text:c="10"/>| phone <text:s text:c="5"/>| city |</text:p>
      <text:p text:style-name="P20">+---------+------------+------------+---------+-------------+---------+------------+-----------------+------------+------+</text:p>
      <text:p text:style-name="P20">| <text:s text:c="6"/>1 | aditi <text:s text:c="5"/>| kukde <text:s text:c="5"/>| <text:s text:c="5"/>10 | hod <text:s text:c="8"/>| <text:s text:c="2"/>31500 | 2015-01-01 | aditi@gmail.com | 9874213658 | pune |</text:p>
      <text:p text:style-name="P20">+---------+------------+------------+---------+-------------+---------+------------+-----------------+------------+------+</text:p>
      <text:p text:style-name="P20">1 row in set (0.03 sec)</text:p>
      <text:p text:style-name="P6"><text:span text:style-name="T2">5. Delete professor details living in pune </text:span><text:span text:style-name="T3">and earns 35000</text:span><text:span text:style-name="T2">.</text:span></text:p>
      <text:p text:style-name="P15">mysql&gt; delete from Professors where city='pune' and salaray=35000;</text:p>
      <text:p text:style-name="P15">Query OK, 2 rows affected (0.23 sec)</text:p>
      <text:p text:style-name="P15"/>
      <text:p text:style-name="P15">mysql&gt; select * from Professors where city='pune' and salaray=35000;</text:p>
      <text:p text:style-name="P15">Empty set (0.00 sec)</text:p>
      <text:p text:style-name="P15"/>
      <text:p text:style-name="P26">6. Find the names of professors belonging to pune or mumbai(use of UNION)</text:p>
      <text:p text:style-name="P15">mysql&gt; select * from Professors where city='pune'</text:p>
      <text:p text:style-name="P15"><text:s text:c="4"/>-&gt; union</text:p>
      <text:p text:style-name="P15"><text:s text:c="4"/>-&gt; select * from Professors where city='mumbai';</text:p>
      <text:p text:style-name="P15">+---------+------------+------------+---------+-------------+---------+------------+------------------+------------+--------+</text:p>
      <text:p text:style-name="P15">| prof_id | prof_fname | prof_lname | dept_id | designation | salaray | doj <text:s text:c="7"/>| email <text:s text:c="11"/>| phone <text:s text:c="5"/>| city <text:s text:c="2"/>|</text:p>
      <text:p text:style-name="P15">+---------+------------+------------+---------+-------------+---------+------------+------------------+------------+--------+</text:p>
      <text:p text:style-name="P15">| <text:s text:c="6"/>1 | aditi <text:s text:c="5"/>| kukde <text:s text:c="5"/>| <text:s text:c="5"/>10 | hod <text:s text:c="8"/>| <text:s text:c="2"/>31500 | 2015-01-01 | aditi@gmail.com <text:s/>| 9874213658 | pune <text:s text:c="2"/>|</text:p>
      <text:p text:style-name="P15">| <text:s text:c="6"/>6 | john <text:s text:c="6"/>| krasinski <text:s/>| <text:s text:c="5"/>12 | hod <text:s text:c="8"/>| <text:s text:c="2"/>30000 | 2015-10-02 | john@gmail.com <text:s text:c="2"/>| 7841253690 | pune <text:s text:c="2"/>|</text:p>
      <text:p text:style-name="P15">| <text:s text:c="6"/>2 | disha <text:s text:c="5"/>| verma <text:s text:c="5"/>| <text:s text:c="5"/>15 | professor <text:s text:c="2"/>| <text:s text:c="2"/>20000 | 2015-07-02 | dsha@gmail.com <text:s text:c="2"/>| 8742536941 | mumbai |</text:p>
      <text:p text:style-name="P15">| <text:s text:c="6"/>5 | suresh <text:s text:c="4"/>| mishra <text:s text:c="4"/>| <text:s text:c="5"/>15 | hod <text:s text:c="8"/>| <text:s text:c="2"/>40000 | 2015-06-07 | suresh@gmail.com | 9874125635 | mumbai |</text:p>
      <text:p text:style-name="P15">| <text:s text:c="6"/>7 | emily <text:s text:c="5"/>| blunt <text:s text:c="5"/>| <text:s text:c="5"/>17 | professor <text:s text:c="2"/>| <text:s text:c="2"/>26000 | 2015-08-04 | emily@gmail.com <text:s/>| 9854123678 | mumbai |</text:p>
      <text:p text:style-name="P15">| <text:s text:c="5"/>10 | david <text:s text:c="5"/>| schwimmer <text:s/>| <text:s text:c="5"/>10 | professor <text:s text:c="2"/>| <text:s text:c="2"/>20000 | 2015-08-01 | david@gmail.com <text:s/>| 9854783210 | mumbai |</text:p>
      <text:p text:style-name="P15">+---------+------------+------------+---------+-------------+---------+------------+------------------+------------+--------+</text:p>
      <text:p text:style-name="P15"><text:soft-page-break/>6 rows in set (0.12 sec)</text:p>
      <text:p text:style-name="P15"/>
      <text:p text:style-name="P26"/>
      <text:p text:style-name="P6"><text:span text:style-name="T2">7. Find the professors who joined on date 1-1-2016 </text:span><text:span text:style-name="T4">an ahve salary 25000</text:span><text:span text:style-name="T2"> (use of INTERSECT)</text:span></text:p>
      <text:p text:style-name="P16">mysql&gt; select * from Professors where salaray=25000</text:p>
      <text:p text:style-name="P16"><text:s text:c="4"/>-&gt; intersect</text:p>
      <text:p text:style-name="P16"><text:s text:c="4"/>-&gt; select * from Professors where doj='2016-01-01';</text:p>
      <text:p text:style-name="P16">ERROR 1064 (42000): You have an error in your SQL syntax; check the manual that corresponds to your MySQL server version for the right syntax to use near 'intersect</text:p>
      <text:p text:style-name="P16">select * from Professors where doj='2016-01-01'' at line 2</text:p>
      <text:p text:style-name="P6"><text:span text:style-name="T2">8. Find the professor having maximum salary and names of professors having salary betwee</text:span><text:span text:style-name="T4">n </text:span><text:span text:style-name="T2">10,000 and 20,000. (use of max and between)</text:span></text:p>
      <text:p text:style-name="P27"/>
      <text:p text:style-name="P21">mysql&gt; select * from Professors where salaray=(select max(salaray) from Professors);</text:p>
      <text:p text:style-name="P21">+---------+------------+------------+---------+-------------+---------+------------+------------------+------------+--------+</text:p>
      <text:p text:style-name="P21">| prof_id | prof_fname | prof_lname | dept_id | designation | salaray | doj <text:s text:c="7"/>| email <text:s text:c="11"/>| phone <text:s text:c="5"/>| city <text:s text:c="2"/>|</text:p>
      <text:p text:style-name="P21">+---------+------------+------------+---------+-------------+---------+------------+------------------+------------+--------+</text:p>
      <text:p text:style-name="P21">| <text:s text:c="6"/>5 | suresh <text:s text:c="4"/>| mishra <text:s text:c="4"/>| <text:s text:c="5"/>15 | hod <text:s text:c="8"/>| <text:s text:c="2"/>40000 | 2015-06-07 | suresh@gmail.com | 9874125635 | mumbai |</text:p>
      <text:p text:style-name="P21">+---------+------------+------------+---------+-------------+---------+------------+------------------+------------+--------+</text:p>
      <text:p text:style-name="P21">1 row in set (0.00 sec)</text:p>
      <text:p text:style-name="P21"/>
      <text:p text:style-name="P21">mysql&gt; select * from Professors where salaray between 10000 and 20000;</text:p>
      <text:p text:style-name="P21">+---------+------------+------------+---------+-------------+---------+------------+-----------------+------------+--------+</text:p>
      <text:p text:style-name="P21">| prof_id | prof_fname | prof_lname | dept_id | designation | salaray | doj <text:s text:c="7"/>| email <text:s text:c="10"/>| phone <text:s text:c="5"/>| city <text:s text:c="2"/>|</text:p>
      <text:p text:style-name="P21">+---------+------------+------------+---------+-------------+---------+------------+-----------------+------------+--------+</text:p>
      <text:p text:style-name="P21">| <text:s text:c="6"/>2 | disha <text:s text:c="5"/>| verma <text:s text:c="5"/>| <text:s text:c="5"/>15 | professor <text:s text:c="2"/>| <text:s text:c="2"/>20000 | 2015-07-02 | dsha@gmail.com <text:s/>| 8742536941 | mumbai |</text:p>
      <text:p text:style-name="P21">| <text:s text:c="5"/>10 | david <text:s text:c="5"/>| schwimmer <text:s/>| <text:s text:c="5"/>10 | professor <text:s text:c="2"/>| <text:s text:c="2"/>20000 | 2015-08-01 | david@gmail.com | 9854783210 | mumbai |</text:p>
      <text:p text:style-name="P21">+---------+------------+------------+---------+-------------+---------+------------+-----------------+------------+--------+</text:p>
      <text:p text:style-name="P21">2 rows in set (0.00 sec)</text:p>
      <text:p text:style-name="P26">9. Display all professors name with salary and date of joining with decreasing order of salary.</text:p>
      <text:p text:style-name="P21">mysql&gt; select prof_fname, salaray, doj from Professors order by salaray desc;</text:p>
      <text:p text:style-name="P21">+------------+---------+------------+</text:p>
      <text:p text:style-name="P21">| prof_fname | salaray | doj <text:s text:c="7"/>|</text:p>
      <text:p text:style-name="P21">+------------+---------+------------+</text:p>
      <text:p text:style-name="P21">| suresh <text:s text:c="4"/>| <text:s text:c="2"/>40000 | 2015-06-07 |</text:p>
      <text:p text:style-name="P21">| aditi <text:s text:c="5"/>| <text:s text:c="2"/>31500 | 2015-01-01 |</text:p>
      <text:p text:style-name="P21">| john <text:s text:c="6"/>| <text:s text:c="2"/>30000 | 2015-10-02 |</text:p>
      <text:p text:style-name="P21">| emily <text:s text:c="5"/>| <text:s text:c="2"/>26000 | 2015-08-04 |</text:p>
      <text:p text:style-name="P21">| ram <text:s text:c="7"/>| <text:s text:c="2"/>25000 | 2016-01-01 |</text:p>
      <text:p text:style-name="P21">| jeniffer <text:s text:c="2"/>| <text:s text:c="2"/>25000 | 2016-12-02 |</text:p>
      <text:p text:style-name="P21">| disha <text:s text:c="5"/>| <text:s text:c="2"/>20000 | 2015-07-02 |</text:p>
      <text:p text:style-name="P21">| david <text:s text:c="5"/>| <text:s text:c="2"/>20000 | 2015-08-01 |</text:p>
      <text:p text:style-name="P21">+------------+---------+------------+</text:p>
      <text:p text:style-name="P21">8 rows in set (0.06 sec</text:p>
      <text:p text:style-name="P26"><text:soft-page-break/>10. Display professors name, date of joining and dept_id with salary 30000, 40000 and 50000 (use</text:p>
      <text:p text:style-name="P26">of IN).</text:p>
      <text:p text:style-name="P22">mysql&gt; select prof_fname,prof_lname,doj,dept_id,salaray from Professors p where p.salaray in(30000,40000,50000);</text:p>
      <text:p text:style-name="P22">+------------+------------+------------+---------+---------+</text:p>
      <text:p text:style-name="P22">| prof_fname | prof_lname | doj <text:s text:c="7"/>| dept_id | salaray |</text:p>
      <text:p text:style-name="P22">+------------+------------+------------+---------+---------+</text:p>
      <text:p text:style-name="P22">| suresh <text:s text:c="4"/>| mishra <text:s text:c="4"/>| 2015-06-07 | <text:s text:c="5"/>15 | <text:s text:c="2"/>40000 |</text:p>
      <text:p text:style-name="P22">| john <text:s text:c="6"/>| krasinski <text:s/>| 2015-10-02 | <text:s text:c="5"/>12 | <text:s text:c="2"/>30000 |</text:p>
      <text:p text:style-name="P22">+------------+------------+------------+---------+---------+</text:p>
      <text:p text:style-name="P22">2 rows in set (0.09 sec)</text:p>
      <text:p text:style-name="P22"/>
      <text:p text:style-name="P22"/>
      <text:p text:style-name="P22"><text:tab/><text:tab/><text:tab/><text:tab/><text:tab/><text:span text:style-name="T6">ASSIGNMENT 4</text:span></text:p>
      <text:p text:style-name="P28">1. Find the professor details and department details using NATURAL JOIN.</text:p>
      <text:p text:style-name="P17">mysql&gt; select * from Professors natural join Departments;</text:p>
      <text:p text:style-name="P17">+---------+---------+------------+------------+-------------+---------+------------+------------------+------------+--------+------------+</text:p>
      <text:p text:style-name="P17">| dept_id | prof_id | prof_fname | prof_lname | designation | salaray | doj <text:s text:c="7"/>| email <text:s text:c="11"/>| phone <text:s text:c="5"/>| city <text:s text:c="2"/>| dept_name <text:s/>|</text:p>
      <text:p text:style-name="P17">+---------+---------+------------+------------+-------------+---------+------------+------------------+------------+--------+------------+</text:p>
      <text:p text:style-name="P17">| <text:s text:c="5"/>10 | <text:s text:c="6"/>1 | aditi <text:s text:c="5"/>| kukde <text:s text:c="5"/>| hod <text:s text:c="8"/>| <text:s text:c="2"/>31500 | 2015-01-01 | aditi@gmail.com <text:s/>| 9874213658 | pune <text:s text:c="2"/>| comp <text:s text:c="6"/>|</text:p>
      <text:p text:style-name="P17">| <text:s text:c="5"/>15 | <text:s text:c="6"/>2 | disha <text:s text:c="5"/>| verma <text:s text:c="5"/>| professor <text:s text:c="2"/>| <text:s text:c="2"/>20000 | 2015-07-02 | dsha@gmail.com <text:s text:c="2"/>| 8742536941 | mumbai | entc <text:s text:c="6"/>|</text:p>
      <text:p text:style-name="P17">| <text:s text:c="5"/>12 | <text:s text:c="6"/>3 | ram <text:s text:c="7"/>| sharma <text:s text:c="4"/>| professor <text:s text:c="2"/>| <text:s text:c="2"/>25000 | 2016-01-01 | ram@gmail.com <text:s text:c="3"/>| 965413047 <text:s/>| nashik | it <text:s text:c="8"/>|</text:p>
      <text:p text:style-name="P17">| <text:s text:c="5"/>15 | <text:s text:c="6"/>5 | suresh <text:s text:c="4"/>| mishra <text:s text:c="4"/>| hod <text:s text:c="8"/>| <text:s text:c="2"/>40000 | 2015-06-07 | suresh@gmail.com | 9874125635 | mumbai | entc <text:s text:c="6"/>|</text:p>
      <text:p text:style-name="P17">| <text:s text:c="5"/>12 | <text:s text:c="6"/>6 | john <text:s text:c="6"/>| krasinski <text:s/>| hod <text:s text:c="8"/>| <text:s text:c="2"/>30000 | 2015-10-02 | john@gmail.com <text:s text:c="2"/>| 7841253690 | pune <text:s text:c="2"/>| it <text:s text:c="8"/>|</text:p>
      <text:p text:style-name="P17">| <text:s text:c="5"/>17 | <text:s text:c="6"/>7 | emily <text:s text:c="5"/>| blunt <text:s text:c="5"/>| professor <text:s text:c="2"/>| <text:s text:c="2"/>26000 | 2015-08-04 | emily@gmail.com <text:s/>| 9854123678 | mumbai | mechanical |</text:p>
      <text:p text:style-name="P17">| <text:s text:c="5"/>10 | <text:s text:c="6"/>9 | jeniffer <text:s text:c="2"/>| aniston <text:s text:c="3"/>| professor <text:s text:c="2"/>| <text:s text:c="2"/>25000 | 2016-12-02 | jen@gmail.com <text:s text:c="3"/>| 7854120369 | nashik | comp <text:s text:c="6"/>|</text:p>
      <text:p text:style-name="P17">| <text:s text:c="5"/>10 | <text:s text:c="5"/>10 | david <text:s text:c="5"/>| schwimmer <text:s/>| professor <text:s text:c="2"/>| <text:s text:c="2"/>20000 | 2015-08-01 | david@gmail.com <text:s/>| 9854783210 | mumbai | comp <text:s text:c="6"/>|</text:p>
      <text:p text:style-name="P17">+---------+---------+------------+------------+-------------+---------+------------+------------------+------------+--------+------------+</text:p>
      <text:p text:style-name="P17">8 rows in set (0.32 sec)</text:p>
      <text:p text:style-name="P28">2. Find the prof_id, prof_name and shift. (INNER JOIN)</text:p>
      <text:p text:style-name="P17">mysql&gt; select p.prof_id, p.prof_fname, p.prof_lname, s.shift from Professors p inner join Shift s on p.prof_id=s.prof_id;</text:p>
      <text:p text:style-name="P17">+---------+------------+------------+-------+</text:p>
      <text:p text:style-name="P17">| prof_id | prof_fname | prof_lname | shift |</text:p>
      <text:p text:style-name="P17">+---------+------------+------------+-------+</text:p>
      <text:p text:style-name="P17">| <text:s text:c="6"/>1 | aditi <text:s text:c="5"/>| kukde <text:s text:c="5"/>| A <text:s text:c="4"/>|</text:p>
      <text:p text:style-name="P17">| <text:s text:c="5"/>10 | david <text:s text:c="5"/>| schwimmer <text:s/>| A <text:s text:c="4"/>|</text:p>
      <text:p text:style-name="P17">| <text:s text:c="6"/>2 | disha <text:s text:c="5"/>| verma <text:s text:c="5"/>| A <text:s text:c="4"/>|</text:p>
      <text:p text:style-name="P17"><text:soft-page-break/>| <text:s text:c="6"/>7 | emily <text:s text:c="5"/>| blunt <text:s text:c="5"/>| A <text:s text:c="4"/>|</text:p>
      <text:p text:style-name="P17">| <text:s text:c="6"/>9 | jeniffer <text:s text:c="2"/>| aniston <text:s text:c="3"/>| B <text:s text:c="4"/>|</text:p>
      <text:p text:style-name="P17">| <text:s text:c="6"/>6 | john <text:s text:c="6"/>| krasinski <text:s/>| B <text:s text:c="4"/>|</text:p>
      <text:p text:style-name="P17">| <text:s text:c="6"/>3 | ram <text:s text:c="7"/>| sharma <text:s text:c="4"/>| B <text:s text:c="4"/>|</text:p>
      <text:p text:style-name="P17">| <text:s text:c="6"/>5 | suresh <text:s text:c="4"/>| mishra <text:s text:c="4"/>| B <text:s text:c="4"/>|</text:p>
      <text:p text:style-name="P17">+---------+------------+------------+-------+</text:p>
      <text:p text:style-name="P17">8 rows in set (0.00 sec)</text:p>
      <text:p text:style-name="P17"/>
      <text:p text:style-name="P28">3. List all the department details and the corresponding names of professors in the same department.(left outer join)</text:p>
      <text:p text:style-name="P17">mysql&gt; select d.dept_id, d.dept_name, p.prof_fname, p.prof_lname from Departments d</text:p>
      <text:p text:style-name="P17"><text:s text:c="4"/>-&gt; left outer join Professors p on</text:p>
      <text:p text:style-name="P17"><text:s text:c="4"/>-&gt; d.dept_id=p.dept_id;</text:p>
      <text:p text:style-name="P17">+---------+------------+------------+------------+</text:p>
      <text:p text:style-name="P17">| dept_id | dept_name <text:s/>| prof_fname | prof_lname |</text:p>
      <text:p text:style-name="P17">+---------+------------+------------+------------+</text:p>
      <text:p text:style-name="P17">| <text:s text:c="5"/>10 | comp <text:s text:c="6"/>| aditi <text:s text:c="5"/>| kukde <text:s text:c="5"/>|</text:p>
      <text:p text:style-name="P17">| <text:s text:c="5"/>15 | entc <text:s text:c="6"/>| disha <text:s text:c="5"/>| verma <text:s text:c="5"/>|</text:p>
      <text:p text:style-name="P17">| <text:s text:c="5"/>12 | it <text:s text:c="8"/>| ram <text:s text:c="7"/>| sharma <text:s text:c="4"/>|</text:p>
      <text:p text:style-name="P17">| <text:s text:c="5"/>15 | entc <text:s text:c="6"/>| suresh <text:s text:c="4"/>| mishra <text:s text:c="4"/>|</text:p>
      <text:p text:style-name="P17">| <text:s text:c="5"/>12 | it <text:s text:c="8"/>| john <text:s text:c="6"/>| krasinski <text:s/>|</text:p>
      <text:p text:style-name="P17">| <text:s text:c="5"/>17 | mechanical | emily <text:s text:c="5"/>| blunt <text:s text:c="5"/>|</text:p>
      <text:p text:style-name="P17">| <text:s text:c="5"/>10 | comp <text:s text:c="6"/>| jeniffer <text:s text:c="2"/>| aniston <text:s text:c="3"/>|</text:p>
      <text:p text:style-name="P17">| <text:s text:c="5"/>10 | comp <text:s text:c="6"/>| david <text:s text:c="5"/>| schwimmer <text:s/>|</text:p>
      <text:p text:style-name="P17">| <text:s text:c="5"/>19 | electrical | NULL <text:s text:c="6"/>| NULL <text:s text:c="6"/>|</text:p>
      <text:p text:style-name="P17">+---------+------------+------------+------------+</text:p>
      <text:p text:style-name="P17">9 rows in set (0.01 sec)</text:p>
      <text:p text:style-name="P28">4. List all the professors and the corresponding names of department.(right outer join)</text:p>
      <text:p text:style-name="P17">mysql&gt; select p.prof_id,p.prof_fname,p.prof_lname,d.dept_name from Departments d right outer join Professors p on p.dept_id=d.dept_id;</text:p>
      <text:p text:style-name="P17">+---------+------------+------------+------------+</text:p>
      <text:p text:style-name="P17">| prof_id | prof_fname | prof_lname | dept_name <text:s/>|</text:p>
      <text:p text:style-name="P17">+---------+------------+------------+------------+</text:p>
      <text:p text:style-name="P17">| <text:s text:c="6"/>1 | aditi <text:s text:c="5"/>| kukde <text:s text:c="5"/>| comp <text:s text:c="6"/>|</text:p>
      <text:p text:style-name="P17">| <text:s text:c="6"/>9 | jeniffer <text:s text:c="2"/>| aniston <text:s text:c="3"/>| comp <text:s text:c="6"/>|</text:p>
      <text:p text:style-name="P17">| <text:s text:c="5"/>10 | david <text:s text:c="5"/>| schwimmer <text:s/>| comp <text:s text:c="6"/>|</text:p>
      <text:p text:style-name="P17">| <text:s text:c="6"/>3 | ram <text:s text:c="7"/>| sharma <text:s text:c="4"/>| it <text:s text:c="8"/>|</text:p>
      <text:p text:style-name="P17">| <text:s text:c="6"/>6 | john <text:s text:c="6"/>| krasinski <text:s/>| it <text:s text:c="8"/>|</text:p>
      <text:p text:style-name="P17">| <text:s text:c="6"/>2 | disha <text:s text:c="5"/>| verma <text:s text:c="5"/>| entc <text:s text:c="6"/>|</text:p>
      <text:p text:style-name="P17">| <text:s text:c="6"/>5 | suresh <text:s text:c="4"/>| mishra <text:s text:c="4"/>| entc <text:s text:c="6"/>|</text:p>
      <text:p text:style-name="P17">| <text:s text:c="6"/>7 | emily <text:s text:c="5"/>| blunt <text:s text:c="5"/>| mechanical |</text:p>
      <text:p text:style-name="P17">+---------+------------+------------+------------+</text:p>
      <text:p text:style-name="P17">8 rows in set (0.00 sec)</text:p>
      <text:p text:style-name="P28">5. Display professor name, dept_name, shift, salary where prof_id = 1;(multitable join)</text:p>
      <text:p text:style-name="P18">mysql&gt; select p.prof_fname,p.prof_lname,d.dept_name,s.shift from Professors p </text:p>
      <text:p text:style-name="P18"><text:s text:c="4"/>-&gt; join Departments d on p.dept_id=d.dept_id</text:p>
      <text:p text:style-name="P18"><text:s text:c="4"/>-&gt; join Shift s on p.prof_id=s.prof_id </text:p>
      <text:p text:style-name="P18"><text:s text:c="4"/>-&gt; where p.prof_id=1;</text:p>
      <text:p text:style-name="P18">+------------+------------+-----------+-------+</text:p>
      <text:p text:style-name="P18"><text:soft-page-break/>| prof_fname | prof_lname | dept_name | shift |</text:p>
      <text:p text:style-name="P18">+------------+------------+-----------+-------+</text:p>
      <text:p text:style-name="P18">| aditi <text:s text:c="5"/>| kukde <text:s text:c="5"/>| comp <text:s text:c="5"/>| A <text:s text:c="4"/>|</text:p>
      <text:p text:style-name="P18">+------------+------------+-----------+-------+</text:p>
      <text:p text:style-name="P18">1 row in set (0.19 sec)</text:p>
      <text:p text:style-name="P18"/>
      <text:p text:style-name="P28">6. list the total number of professor in each department.(count and any join,groupby)</text:p>
      <text:p text:style-name="P18">mysql&gt; select p.dept_id, count(p.prof_id) from Professors p group by p.dept_id;</text:p>
      <text:p text:style-name="P18">+---------+------------------+</text:p>
      <text:p text:style-name="P18">| dept_id | count(p.prof_id) |</text:p>
      <text:p text:style-name="P18">+---------+------------------+</text:p>
      <text:p text:style-name="P18">| <text:s text:c="5"/>10 | <text:s text:c="15"/>3 |</text:p>
      <text:p text:style-name="P18">| <text:s text:c="5"/>12 | <text:s text:c="15"/>2 |</text:p>
      <text:p text:style-name="P18">| <text:s text:c="5"/>15 | <text:s text:c="15"/>2 |</text:p>
      <text:p text:style-name="P18">| <text:s text:c="5"/>17 | <text:s text:c="15"/>1 |</text:p>
      <text:p text:style-name="P18">+---------+------------------+</text:p>
      <text:p text:style-name="P28">7. List the prof_id associated department and the dept_name having name ‘computer’;(subquery)</text:p>
      <text:p text:style-name="P30">mysql&gt; select * from Professors p where p.dept_id=(select dept_id from Departments where dept_name='comp');</text:p>
      <text:p text:style-name="P30">+---------+------------+------------+---------+-------------+---------+------------+-----------------+------------+--------+</text:p>
      <text:p text:style-name="P30">| prof_id | prof_fname | prof_lname | dept_id | designation | salaray | doj <text:s text:c="7"/>| email <text:s text:c="10"/>| phone <text:s text:c="5"/>| city <text:s text:c="2"/>|</text:p>
      <text:p text:style-name="P30">+---------+------------+------------+---------+-------------+---------+------------+-----------------+------------+--------+</text:p>
      <text:p text:style-name="P30">| <text:s text:c="6"/>1 | aditi <text:s text:c="5"/>| kukde <text:s text:c="5"/>| <text:s text:c="5"/>10 | hod <text:s text:c="8"/>| <text:s text:c="2"/>31500 | 2015-01-01 | aditi@gmail.com | 9874213658 | pune <text:s text:c="2"/>|</text:p>
      <text:p text:style-name="P30">| <text:s text:c="6"/>9 | jeniffer <text:s text:c="2"/>| aniston <text:s text:c="3"/>| <text:s text:c="5"/>10 | professor <text:s text:c="2"/>| <text:s text:c="2"/>25000 | 2016-12-02 | jen@gmail.com <text:s text:c="2"/>| 7854120369 | nashik |</text:p>
      <text:p text:style-name="P30">| <text:s text:c="5"/>10 | david <text:s text:c="5"/>| schwimmer <text:s/>| <text:s text:c="5"/>10 | professor <text:s text:c="2"/>| <text:s text:c="2"/>20000 | 2015-08-01 | david@gmail.com | 9854783210 | mumbai |</text:p>
      <text:p text:style-name="P30">+---------+------------+------------+---------+-------------+---------+------------+-----------------+------------+--------+</text:p>
      <text:p text:style-name="P30">3 rows in set (0.00 sec)</text:p>
      <text:p text:style-name="P28">8. Find the names of all departments where the professors joined in year 2015 (or date of joining is 1-1-2015).(subquery)</text:p>
      <text:p text:style-name="P29"/>
      <text:p text:style-name="P30">mysql&gt; select * from Departments where dept_id=(select dept_id from Professors where doj='2015-01-01');</text:p>
      <text:p text:style-name="P30">+---------+-----------+</text:p>
      <text:p text:style-name="P30">| dept_id | dept_name |</text:p>
      <text:p text:style-name="P30">+---------+-----------+</text:p>
      <text:p text:style-name="P30">| <text:s text:c="5"/>10 | comp <text:s text:c="5"/>|</text:p>
      <text:p text:style-name="P30">+---------+-----------+</text:p>
      <text:p text:style-name="P30">1 row in set (0.00 sec)</text:p>
      <text:p text:style-name="P28">9. Create view showing the professor and shift details. (COMPLEX VIEW)</text:p>
      <text:p text:style-name="P31">mysql&gt; create view view4 as select * from Professors natural join Shift;</text:p>
      <text:p text:style-name="P31">Query OK, 0 rows affected (0.30 sec)</text:p>
      <text:p text:style-name="P23"/>
      <text:p text:style-name="P31">mysql&gt; select * from view4</text:p>
      <text:p text:style-name="P31"><text:s text:c="4"/>-&gt; ;</text:p>
      <text:p text:style-name="P31">+---------+------------+------------+---------+-------------+---------+------------+------------------+------------+--------+-------+---------------+</text:p>
      <text:p text:style-name="P31"><text:soft-page-break/>| prof_id | prof_fname | prof_lname | dept_id | designation | salaray | doj <text:s text:c="7"/>| email <text:s text:c="11"/>| phone <text:s text:c="5"/>| city <text:s text:c="2"/>| shift | working_hours |</text:p>
      <text:p text:style-name="P31">+---------+------------+------------+---------+-------------+---------+------------+------------------+------------+--------+-------+---------------+</text:p>
      <text:p text:style-name="P31">| <text:s text:c="6"/>1 | aditi <text:s text:c="5"/>| kukde <text:s text:c="5"/>| <text:s text:c="5"/>10 | hod <text:s text:c="8"/>| <text:s text:c="2"/>31500 | 2015-01-01 | aditi@gmail.com <text:s/>| 9874213658 | pune <text:s text:c="2"/>| A <text:s text:c="4"/>| <text:s text:c="12"/>8 |</text:p>
      <text:p text:style-name="P31">| <text:s text:c="6"/>2 | disha <text:s text:c="5"/>| verma <text:s text:c="5"/>| <text:s text:c="5"/>15 | professor <text:s text:c="2"/>| <text:s text:c="2"/>20000 | 2015-07-02 | dsha@gmail.com <text:s text:c="2"/>| 8742536941 | mumbai | A <text:s text:c="4"/>| <text:s text:c="12"/>9 |</text:p>
      <text:p text:style-name="P31">| <text:s text:c="6"/>3 | ram <text:s text:c="7"/>| sharma <text:s text:c="4"/>| <text:s text:c="5"/>12 | professor <text:s text:c="2"/>| <text:s text:c="2"/>25000 | 2016-01-01 | ram@gmail.com <text:s text:c="3"/>| 965413047 <text:s/>| nashik | B <text:s text:c="4"/>| <text:s text:c="12"/>7 |</text:p>
      <text:p text:style-name="P31">| <text:s text:c="6"/>5 | suresh <text:s text:c="4"/>| mishra <text:s text:c="4"/>| <text:s text:c="5"/>15 | hod <text:s text:c="8"/>| <text:s text:c="2"/>40000 | 2015-06-07 | suresh@gmail.com | 9874125635 | mumbai | B <text:s text:c="4"/>| <text:s text:c="12"/>5 |</text:p>
      <text:p text:style-name="P31">| <text:s text:c="6"/>6 | john <text:s text:c="6"/>| krasinski <text:s/>| <text:s text:c="5"/>12 | hod <text:s text:c="8"/>| <text:s text:c="2"/>30000 | 2015-10-02 | john@gmail.com <text:s text:c="2"/>| 7841253690 | pune <text:s text:c="2"/>| B <text:s text:c="4"/>| <text:s text:c="12"/>6 |</text:p>
      <text:p text:style-name="P31">| <text:s text:c="6"/>7 | emily <text:s text:c="5"/>| blunt <text:s text:c="5"/>| <text:s text:c="5"/>17 | professor <text:s text:c="2"/>| <text:s text:c="2"/>26000 | 2015-08-04 | emily@gmail.com <text:s/>| 9854123678 | mumbai | A <text:s text:c="4"/>| <text:s text:c="11"/>10 |</text:p>
      <text:p text:style-name="P31">| <text:s text:c="6"/>9 | jeniffer <text:s text:c="2"/>| aniston <text:s text:c="3"/>| <text:s text:c="5"/>10 | professor <text:s text:c="2"/>| <text:s text:c="2"/>25000 | 2016-12-02 | jen@gmail.com <text:s text:c="3"/>| 7854120369 | nashik | B <text:s text:c="4"/>| <text:s text:c="12"/>7 |</text:p>
      <text:p text:style-name="P31">| <text:s text:c="5"/>10 | david <text:s text:c="5"/>| schwimmer <text:s/>| <text:s text:c="5"/>10 | professor <text:s text:c="2"/>| <text:s text:c="2"/>20000 | 2015-08-01 | david@gmail.com <text:s/>| 9854783210 | mumbai | A <text:s text:c="4"/>| <text:s text:c="12"/>6 |</text:p>
      <text:p text:style-name="P31">+---------+------------+------------+---------+-------------+---------+------------+------------------+------------+--------+-------+---------------+</text:p>
      <text:p text:style-name="P31">8 rows in set (0.07 sec)</text:p>
      <text:p text:style-name="P23"/>
      <text:p text:style-name="P28">10. Perform Manipulation on simple view-Insert, update, delete, drop view.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64cm" fo:margin-right="0.90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09:01:59.837702152</meta:creation-date>
    <meta:generator>LibreOffice/6.0.7.3$Linux_X86_64 LibreOffice_project/00m0$Build-3</meta:generator>
    <dc:date>2019-11-05T13:00:08.152075284</dc:date>
    <meta:editing-duration>PT4H32M58S</meta:editing-duration>
    <meta:editing-cycles>7</meta:editing-cycles>
    <meta:document-statistic meta:table-count="0" meta:image-count="0" meta:object-count="0" meta:page-count="10" meta:paragraph-count="374" meta:word-count="3574" meta:character-count="24337" meta:non-whitespace-character-count="18070"/>
  </office:meta>
</office:document-meta>
</file>